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3cm" style:rel-column-width="11669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778cm" style:rel-column-width="3063*"/>
    </style:style>
    <style:style style:name="Table3.D" style:family="table-column">
      <style:table-column-properties style:column-width="3.995cm" style:rel-column-width="15732*"/>
    </style:style>
    <style:style style:name="Table3.E" style:family="table-column">
      <style:table-column-properties style:column-width="0.503cm" style:rel-column-width="1979*"/>
    </style:style>
    <style:style style:name="Table3.F" style:family="table-column">
      <style:table-column-properties style:column-width="7.885cm" style:rel-column-width="31050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29cm"/>
    </style:style>
    <style:style style:name="Table4" style:family="table">
      <style:table-properties style:width="13.01cm" fo:margin-left="-0.122cm" fo:margin-right="-0.108cm" fo:margin-top="0cm" fo:margin-bottom="0cm" table:align="margins"/>
    </style:style>
    <style:style style:name="Table4.A" style:family="table-column">
      <style:table-column-properties style:column-width="0.741cm" style:rel-column-width="3732*"/>
    </style:style>
    <style:style style:name="Table4.B" style:family="table-column">
      <style:table-column-properties style:column-width="3.281cm" style:rel-column-width="16528*"/>
    </style:style>
    <style:style style:name="Table4.C" style:family="table-column">
      <style:table-column-properties style:column-width="8.989cm" style:rel-column-width="4527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8" style:family="table">
      <style:table-properties style:width="12.781cm" fo:margin-top="0cm" fo:margin-bottom="0cm" table:align="margins" style:shadow="none"/>
    </style:style>
    <style:style style:name="Table8.A" style:family="table-column">
      <style:table-column-properties style:column-width="0.714cm" style:rel-column-width="405*"/>
    </style:style>
    <style:style style:name="Table8.B" style:family="table-column">
      <style:table-column-properties style:column-width="12.067cm" style:rel-column-width="6841*"/>
    </style:style>
    <style:style style:name="Table8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1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1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INTAH PENANGKAPAN</text:p>
          </table:table-cell>
        </table:table-row>
        <table:table-row>
          <table:table-cell table:style-name="Table1.A1" office:value-type="string">
            <text:p text:style-name="P5">NOMOR : PRINT- {no_surat}</text:p>
            <text:p text:style-name="P5"/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">Dasa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2"><text:span text:style-name="T1">[!-- BEGIN Dasar --]{nourut}</text:span></text:p>
                      </table:table-cell>
                      <table:table-cell table:style-name="Table8.A1" office:value-type="string">
                        <text:p text:style-name="P13">{isidetail}</text:p>
                      </table:table-cell>
                    </table:table-row>
                    <table:table-row>
                      <table:table-cell table:style-name="Table8.A1" office:value-type="string">
                        <text:p text:style-name="P10">[!-- END Dasar --]</text:p>
                      </table:table-cell>
                      <table:table-cell table:style-name="Table8.A1" office:value-type="string">
                        <text:p text:style-name="P9"/>
                      </table:table-cell>
                    </table:table-row>
                  </table:table>
                  <text:p text:style-name="P12"><text:span text:style-name="T1"/></text:p>
                </table:table-cell>
                <table:covered-table-cell/>
                <table:covered-table-cell/>
                <table:covered-table-cell/>
              </table:table-row>
              <table:table-row table:style-name="Table3.2">
                <table:table-cell table:style-name="Table3.A1" table:number-columns-spanned="6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2">
                <table:table-cell table:style-name="Table3.A1" table:number-rows-spanned="3" office:value-type="string">
                  <text:p text:style-name="P2">Pertimbangan</text:p>
                </table:table-cell>
                <table:table-cell table:style-name="Table3.A1" table:number-rows-spanned="3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table:number-columns-spanned="3" office:value-type="string">
                  <text:p text:style-name="P9">Untuk kepentingan penyidikan dalam perkara tersangka {nama_tersangka} yang diduga keras melakukan tindak pidana {isi2} pasal {isi3}. Perlu dilakukan penangkapan terhadapnya berdasarkan bukti permulaan yang cukup.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table:number-columns-spanned="3" office:value-type="string">
                  <text:p text:style-name="P9">Karena itu dianggap perlu untuk mengeluarkan Surat Perintah Penangkapan.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/>
                </table:table-cell>
                <table:table-cell table:style-name="Table3.A1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>
                <table:table-cell table:style-name="Table3.A1" table:number-columns-spanned="6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><text:soft-page-break/></text:p>
                  <text:p text:style-name="P5"/>
                  <text:p text:style-name="P5"/>
                  <text:p text:style-name="P5">MEMERINTAHKA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table:number-columns-spanned="3" office:value-type="string">
                        <text:p text:style-name="P10">Jaksa Penyidik/ Penyidik AD. HOC: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e4.A1" office:value-type="string">
                        <text:p text:style-name="P11">[!-- BEGIN Jaksa --]{noUrut}</text:p>
                      </table:table-cell>
                      <table:table-cell table:style-name="Table4.A1" office:value-type="string">
                        <text:p text:style-name="P13">Nama</text:p>
                      </table:table-cell>
                      <table:table-cell table:style-name="Table4.A1" office:value-type="string">
                        <text:p text:style-name="P13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3">Pangkat/NIP</text:p>
                      </table:table-cell>
                      <table:table-cell table:style-name="Table4.A1" office:value-type="string">
                        <text:p text:style-name="P13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3">Pada Kejaksaan</text:p>
                      </table:table-cell>
                      <table:table-cell table:style-name="Table4.A1" office:value-type="string">
                        <text:p text:style-name="P13">: {jabatan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>[!-- END Jaksa --]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</table:table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2" office:value-type="string">
                  <text:p text:style-name="P2">Untuk</text:p>
                </table:table-cell>
                <table:table-cell table:style-name="Table3.A1" table:number-rows-spanned="12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table:number-columns-spanned="3" office:value-type="string">
                  <text:p text:style-name="P7">Melakukan penangkapan terhadap {isi1}: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9" office:value-type="string">
                  <text:p text:style-name="P7"/>
                </table:table-cell>
                <table:table-cell table:style-name="Table3.A1" office:value-type="string">
                  <text:p text:style-name="P2">Nama Lengkap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tempat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Umur/ Tanggal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umur} / {tgl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Jenis Kelami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jenis_kelami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Kebangsaan/ Kewarganegar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kewarganegar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Tinggal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lamat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Agam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gam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kerj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kerj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ndidik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ndidikan}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table:number-columns-spanned="3" office:value-type="string">
                  <text:p text:style-name="P7">Menghadapkan tersangka kepada {isi4} di {isi5} untuk dilakukan pemeriksaan terhadapnya.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3.</text:p>
                </table:table-cell>
                <table:table-cell table:style-name="Table3.A1" table:number-columns-spanned="3" office:value-type="string">
                  <text:p text:style-name="P7">Membuat Berita Acara Penangkapan.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><text:soft-page-break/></text:p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5T04:14:25.38</dc:date>
    <meta:editing-cycles>34</meta:editing-cycles>
    <meta:editing-duration>PT8H51M44S</meta:editing-duration>
    <meta:document-statistic meta:table-count="8" meta:image-count="0" meta:object-count="0" meta:page-count="3" meta:paragraph-count="74" meta:word-count="183" meta:character-count="1298"/>
    <meta:template xlink:type="simple" xlink:actuate="onRequest" xlink:title="" xlink:href="Normal.dotm"/>
  </office:meta>
</office:document-meta>
</file>